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5.42mm"/>
    </style:style>
    <style:style style:name="co3" style:family="table-column">
      <style:table-column-properties fo:break-before="auto" style:column-width="15.2mm"/>
    </style:style>
    <style:style style:name="co4" style:family="table-column">
      <style:table-column-properties fo:break-before="auto" style:column-width="16.58mm"/>
    </style:style>
    <style:style style:name="co5" style:family="table-column">
      <style:table-column-properties fo:break-before="auto" style:column-width="19.61mm"/>
    </style:style>
    <style:style style:name="co6" style:family="table-column">
      <style:table-column-properties fo:break-before="auto" style:column-width="31.79mm"/>
    </style:style>
    <style:style style:name="co7" style:family="table-column">
      <style:table-column-properties fo:break-before="auto" style:column-width="23.76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24.04mm"/>
    </style:style>
    <style:style style:name="co10" style:family="table-column">
      <style:table-column-properties fo:break-before="auto" style:column-width="24.32mm"/>
    </style:style>
    <style:style style:name="co11" style:family="table-column">
      <style:table-column-properties fo:break-before="auto" style:column-width="22.6mm"/>
    </style:style>
    <style:style style:name="co12" style:family="table-column">
      <style:table-column-properties fo:break-before="auto" style:column-width="143.76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" table:default-cell-style-name="ce3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8"/>
          <table:table-cell/>
          <table:table-cell table:style-name="ce7" table:number-columns-repeated="1011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8"/>
          <table:table-cell table:style-name="ce7" office:value-type="string" calcext:value-type="string">
            <text:p>Config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Engines and Types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comma separated MIDI source lis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7" office:value-type="string" calcext:value-type="string">
            <text:p>Instruments / Banks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instrument name – instrument, bank, root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5"/>
          <table:table-cell office:value-type="string" calcext:value-type="string">
            <text:p>0, 15</text:p>
          </table:table-cell>
          <table:table-cell table:style-name="ce1" table:number-columns-repeated="2"/>
          <table:table-cell table:style-name="ce2" office:value-type="string" calcext:value-type="string">
            <text:p>next in list by type or ‘*’ if list end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bank slo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/>
          <table:table-cell table:style-name="ce1" office:value-type="string" calcext:value-type="string">
            <text:p>0 to 127 / 255</text:p>
          </table:table-cell>
          <table:table-cell table:style-name="ce1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Rename bank – always returns root ID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old ID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Change root ID – always returns old ID id engine</text:p>
          </table:table-cell>
          <table:table-cell table:style-name="ce7" table:number-columns-repeated="1011"/>
        </table:table-row>
        <table:table-row table:style-name="ro1">
          <table:table-cell table:style-name="ce1" table:number-columns-repeated="12"/>
          <table:table-cell table:style-name="ce7" office:value-type="string" calcext:value-type="string">
            <text:p>Main Controls</text:p>
          </table:table-cell>
          <table:table-cell table:style-name="ce7" table:number-columns-repeated="1011"/>
        </table:table-row>
        <table:table-row table:style-name="ro1">
          <table:table-cell table:style-name="ce1" table:number-columns-repeated="12"/>
          <table:table-cell table:style-name="ce7"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5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cales (microtonal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8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Vector control window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1"/>
        </table:table-row>
        <table:table-row table:style-name="ro1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ain part contro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Controller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End of Controllers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"/>
          <table:table-cell table:number-columns-repeated="1013"/>
        </table:table-row>
        <table:table-row table:style-name="ro1">
          <table:table-cell table:number-columns-repeated="12"/>
          <table:table-cell table:style-name="ce7" office:value-type="string" calcext:value-type="string">
            <text:p>MIDI Contro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2"/>
          <table:table-cell table:style-name="ce7" office:value-type="string" calcext:value-type="string">
            <text:p>Instrument edit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Kit edit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com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 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Set/Read part’s instrument type</text:p>
          </table:table-cell>
          <table:table-cell table:number-columns-repeated="1011"/>
        </table:table-row>
        <table:table-row table:style-name="ro1" table:number-rows-repeated="2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2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0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AddSynth main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AddSynth voice window – voice numbers 0 to 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ubSynth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Harmonics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PadSynth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Oscillators window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192 + (0 to 7) for AddSynth voice modula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2 for PadSyn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Clip, Asym2, Pow2, Sgm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not u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Harmonics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Resonance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Resonance Graph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Graph Point <text:s/>amplitud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LFO inser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128 + (0 to 7) for AddSynth voic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2 for PadSyn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1 is Frequency LF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2 is Filter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Filter parameters inser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Formant edi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Envelope inser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1 is Frequency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2 is Filter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3 is Bandwidth envelope (SubSynth only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Freem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Graph poi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8" table:number-columns-repeated="4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Insertion Effect Selecto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ystem Effect Selecto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Send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Effect Inser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For insertion effects part number is 242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Normal part effects are numbers 0 to 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ee ‘Effect_Inserts.txt’ for all control ranges.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offset sometimes secondary values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 learn window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7" table:number-columns-repeated="8"/>
          <table:table-cell table:style-name="ce10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office:value-type="string" calcext:value-type="string">
            <text:p>0/8</text:p>
          </table:table-cell>
          <table:table-cell table:style-name="ce3"/>
          <table:table-cell table:number-columns-repeated="8"/>
          <table:table-cell office:value-type="string" calcext:value-type="string">
            <text:p>auto set as NRP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8"/>
          <table:table-cell table:number-columns-repeated="1012"/>
        </table:table-row>
        <table:table-row table:style-name="ro1" table:number-rows-repeated="10478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78:Sheet1.AMJ679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2">00/00/0000</text:date>, <text:time style:data-style-name="N2" text:time-value="12:06:43.7123740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9-10-12T12:06:57.975537130</dc:date>
    <meta:editing-duration>P8DT23H59M42S</meta:editing-duration>
    <meta:editing-cycles>663</meta:editing-cycles>
    <meta:generator>LibreOffice/5.2.7.2$Linux_X86_64 LibreOffice_project/20m0$Build-2</meta:generator>
    <meta:document-statistic meta:table-count="1" meta:cell-count="5549" meta:object-count="0"/>
  </office:meta>
</office:document-meta>
</file>